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24pt" officeooo:rsid="0005549e" officeooo:paragraph-rsid="0005549e" style:font-size-asian="21pt" style:font-size-complex="24pt"/>
    </style:style>
    <style:style style:name="P2" style:family="paragraph" style:parent-style-name="Standard">
      <style:text-properties style:font-name="Purisa" fo:font-size="10pt" officeooo:rsid="0005549e" officeooo:paragraph-rsid="0005549e" style:font-size-asian="8.75pt" style:font-size-complex="10pt"/>
    </style:style>
    <style:style style:name="P3" style:family="paragraph" style:parent-style-name="Standard">
      <style:text-properties style:font-name="Purisa" fo:font-size="10pt" officeooo:rsid="1a1cb418" officeooo:paragraph-rsid="1a1cb418" style:font-size-asian="8.75pt" style:font-size-complex="10pt"/>
    </style:style>
    <style:style style:name="P4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Purisa" fo:font-size="10pt" officeooo:rsid="1a1cb418" officeooo:paragraph-rsid="1a1cb418" style:font-size-asian="8.75pt" style:font-size-complex="10pt"/>
    </style:style>
    <style:style style:name="P5" style:family="paragraph" style:parent-style-name="Standard">
      <style:text-properties style:font-name="Purisa" fo:font-size="10pt" officeooo:rsid="1a1ecd92" officeooo:paragraph-rsid="1a1ecd92" style:font-size-asian="8.75pt" style:font-size-complex="10pt"/>
    </style:style>
    <style:style style:name="P6" style:family="paragraph" style:parent-style-name="Standard">
      <style:text-properties style:font-name="Purisa" fo:font-size="10pt" officeooo:rsid="1a1ecd92" officeooo:paragraph-rsid="1a1ecd92" fo:background-color="#ffd320" style:font-size-asian="8.75pt" style:font-size-complex="10pt"/>
    </style:style>
    <style:style style:name="P7" style:family="paragraph" style:parent-style-name="Standard">
      <style:text-properties officeooo:paragraph-rsid="1a1cb418"/>
    </style:style>
    <style:style style:name="P8" style:family="paragraph" style:parent-style-name="Standard">
      <style:text-properties officeooo:paragraph-rsid="1a1cb418" fo:background-color="#ffd320"/>
    </style:style>
    <style:style style:name="P9" style:family="paragraph" style:parent-style-name="Standard">
      <style:text-properties fo:color="#ff3333" style:font-name="Purisa" fo:font-size="10pt" style:text-underline-style="solid" style:text-underline-width="auto" style:text-underline-color="font-color" fo:font-weight="bold" officeooo:rsid="1a1ecd92" officeooo:paragraph-rsid="1a1ecd92" fo:background-color="#ff99ff" style:font-size-asian="8.75pt" style:font-weight-asian="bold" style:font-size-complex="10pt" style:font-weight-complex="bold"/>
    </style:style>
    <style:style style:name="P10" style:family="paragraph" style:parent-style-name="Standard">
      <style:text-properties fo:color="#ff3333" style:font-name="Purisa" fo:font-size="10pt" style:text-underline-style="solid" style:text-underline-width="auto" style:text-underline-color="font-color" fo:font-weight="bold" officeooo:rsid="1a1ecd92" officeooo:paragraph-rsid="1a1ff023" fo:background-color="#ff99ff" style:font-size-asian="8.75pt" style:font-weight-asian="bold" style:font-size-complex="10pt" style:font-weight-complex="bold"/>
    </style:style>
    <style:style style:name="P11" style:family="paragraph" style:parent-style-name="Standard">
      <style:text-properties fo:color="#ff3333" style:font-name="Purisa" fo:font-size="10pt" style:text-underline-style="solid" style:text-underline-width="auto" style:text-underline-color="font-color" fo:font-weight="bold" officeooo:rsid="1a1ff023" officeooo:paragraph-rsid="1a1ff023" fo:background-color="#ff99ff" style:font-size-asian="8.75pt" style:font-weight-asian="bold" style:font-size-complex="10pt" style:font-weight-complex="bold"/>
    </style:style>
    <style:style style:name="P12" style:family="paragraph" style:parent-style-name="Standard">
      <style:text-properties fo:color="#ff3333" style:font-name="Purisa" fo:font-size="10pt" style:text-underline-style="solid" style:text-underline-width="auto" style:text-underline-color="font-color" fo:font-weight="bold" officeooo:rsid="1a218f72" officeooo:paragraph-rsid="1a218f72" fo:background-color="#ff99ff" style:font-size-asian="8.75pt" style:font-weight-asian="bold" style:font-size-complex="10pt" style:font-weight-complex="bold"/>
    </style:style>
    <style:style style:name="P13" style:family="paragraph" style:parent-style-name="Standard">
      <style:text-properties fo:color="#ff3333" style:font-name="Purisa" fo:font-size="10pt" style:text-underline-style="solid" style:text-underline-width="auto" style:text-underline-color="font-color" fo:font-weight="bold" officeooo:rsid="1a218f72" officeooo:paragraph-rsid="1a243e14" fo:background-color="#ff99ff" style:font-size-asian="8.75pt" style:font-weight-asian="bold" style:font-size-complex="10pt" style:font-weight-complex="bold"/>
    </style:style>
    <style:style style:name="P14" style:family="paragraph" style:parent-style-name="Standard">
      <style:text-properties fo:color="#ff3333" style:font-name="Purisa" fo:font-size="10pt" style:text-underline-style="solid" style:text-underline-width="auto" style:text-underline-color="font-color" fo:font-weight="bold" officeooo:rsid="1a243e14" officeooo:paragraph-rsid="1a243e14" fo:background-color="#ff99ff" style:font-size-asian="8.75pt" style:font-weight-asian="bold" style:font-size-complex="10pt" style:font-weight-complex="bold"/>
    </style:style>
    <style:style style:name="P15" style:family="paragraph" style:parent-style-name="Standard">
      <style:text-properties fo:color="#ff3333" style:font-name="Purisa" fo:font-size="10pt" style:text-underline-style="solid" style:text-underline-width="auto" style:text-underline-color="font-color" fo:font-weight="bold" officeooo:rsid="1a24f6fc" officeooo:paragraph-rsid="1a24f6fc" fo:background-color="#ff99ff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ff3333" style:font-name="Purisa" fo:font-size="10pt" style:text-underline-style="solid" style:text-underline-width="auto" style:text-underline-color="font-color" fo:font-weight="bold" officeooo:rsid="1a218f72" officeooo:paragraph-rsid="1a218f72" fo:background-color="#ffd320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ff3333" style:font-name="Purisa" fo:font-size="10pt" style:text-underline-style="solid" style:text-underline-width="auto" style:text-underline-color="font-color" fo:font-weight="bold" officeooo:rsid="1a24f6fc" officeooo:paragraph-rsid="1a24f6fc" fo:background-color="#ffd320" style:font-size-asian="8.75pt" style:font-weight-asian="bold" style:font-size-complex="10pt" style:font-weight-complex="bold"/>
    </style:style>
    <style:style style:name="T1" style:family="text">
      <style:text-properties style:font-name="Purisa" fo:font-size="10pt" officeooo:rsid="1a1cb418" style:font-size-asian="8.75pt" style:font-size-complex="10pt"/>
    </style:style>
    <style:style style:name="T2" style:family="text">
      <style:text-properties fo:color="#ff3333" style:font-name="Purisa" fo:font-size="10pt" style:text-underline-style="solid" style:text-underline-width="auto" style:text-underline-color="font-color" fo:font-weight="bold" officeooo:rsid="1a1cb418" fo:background-color="#ff99ff" style:font-size-asian="8.75pt" style:font-weight-asian="bold" style:font-size-complex="10pt" style:font-weight-complex="bold"/>
    </style:style>
    <style:style style:name="T3" style:family="text">
      <style:text-properties fo:color="#ff3333" style:text-underline-style="solid" style:text-underline-width="auto" style:text-underline-color="font-color" fo:font-weight="bold" fo:background-color="#ff99ff" style:font-weight-asian="bold" style:font-weight-complex="bold"/>
    </style:style>
    <style:style style:name="T4" style:family="text">
      <style:text-properties fo:color="#ff3333" style:text-underline-style="solid" style:text-underline-width="auto" style:text-underline-color="font-color" fo:font-weight="bold" officeooo:rsid="1a1ecd92" fo:background-color="#ff99ff" style:font-weight-asian="bold" style:font-weight-complex="bold"/>
    </style:style>
    <style:style style:name="T5" style:family="text">
      <style:text-properties officeooo:rsid="1a1ecd92"/>
    </style:style>
    <style:style style:name="T6" style:family="text">
      <style:text-properties officeooo:rsid="1a1ff023"/>
    </style:style>
    <style:style style:name="T7" style:family="text">
      <style:text-properties style:text-underline-style="none" fo:font-weight="normal" officeooo:rsid="1a243e14" fo:background-color="transparent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11" style:family="text">
      <style:text-properties fo:color="#000000" style:text-underline-style="none" fo:font-weight="normal" officeooo:rsid="1a1ff023" fo:background-color="transparent" style:font-weight-asian="normal" style:font-weight-complex="normal"/>
    </style:style>
    <style:style style:name="T12" style:family="text">
      <style:text-properties fo:color="#000000" style:text-underline-style="none" fo:font-weight="normal" officeooo:rsid="1a218f72" fo:background-color="transparent" style:font-weight-asian="normal" style:font-weight-complex="normal"/>
    </style:style>
    <style:style style:name="T13" style:family="text">
      <style:text-properties fo:color="#000000" style:text-underline-style="none" fo:font-weight="normal" officeooo:rsid="1a243e14" fo:background-color="transparent" style:font-weight-asian="normal" style:font-weight-complex="normal"/>
    </style:style>
    <style:style style:name="T14" style:family="text">
      <style:text-properties fo:color="#000000" style:text-underline-style="none" fo:font-weight="normal" style:font-weight-asian="normal" style:font-weight-complex="normal"/>
    </style:style>
    <style:style style:name="T15" style:family="text">
      <style:text-properties fo:color="#000000" style:text-underline-style="none" fo:font-weight="normal" fo:background-color="#ffffcc" style:font-weight-asian="normal" style:font-weight-complex="normal"/>
    </style:style>
    <style:style style:name="T16" style:family="text">
      <style:text-properties fo:color="#000000" fo:font-weight="normal" fo:background-color="transparent" style:font-weight-asian="normal" style:font-weight-complex="normal"/>
    </style:style>
    <style:style style:name="T17" style:family="text">
      <style:text-properties fo:color="#000000" fo:font-style="normal" style:text-underline-style="none" fo:font-weight="normal" fo:background-color="#ffffcc" style:font-style-asian="normal" style:font-weight-asian="normal" style:font-style-complex="normal" style:font-weight-complex="normal"/>
    </style:style>
    <style:style style:name="T18" style:family="text">
      <style:text-properties fo:background-color="#ffffcc"/>
    </style:style>
    <style:style style:name="T19" style:family="text">
      <style:text-properties officeooo:rsid="1a218f72" fo:background-color="#ffffcc"/>
    </style:style>
    <style:style style:name="T20" style:family="text">
      <style:text-properties fo:font-style="normal" fo:background-color="#ffffcc" style:font-style-asian="normal" style:font-style-complex="normal"/>
    </style:style>
    <style:style style:name="T21" style:family="text">
      <style:text-properties officeooo:rsid="1a243e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eratore Mar'gok</text:p>
      <text:p text:style-name="P2">L'imperatore Mar'gok attacca i personaggi con la magia arcana più distruttiva ed evoca delle Aberrazioni Arcane che combattono per lui. Quando raggiunge l'85%, il 55% e il 25% di salute restante, l'imperatore attiva una delle pietre runiche della Sala del Trono, potenziando le proprie abilità.</text:p>
      <text:p text:style-name="P2">Le pietre runiche che si attivano al 55% e al 25% di salute restante devono essere risvegliate dal loro stato dormiente. Mentre il boss ricarica le rune, delle guardie lo difendono e delle Anomalie Instabili escono dalle pietre runiche.</text:p>
      <text:p text:style-name="P3">Questo combattimento si articola in 4 fasi con 2 intermezzi mentre carica la 3 e 4 runa. Esaminiamo fase per fase le sue abilità.</text:p>
      <text:p text:style-name="P8"><text:span text:style-name="T1">FASE 1 : POTERE DELLA CORONA</text:span></text:p>
      <text:p text:style-name="P7"><text:span text:style-name="T1">- </text:span><text:span text:style-name="T2">IRA ARCANA:</text:span><text:span text:style-name="T1"> il boss travolge un personaggio casuale con l'energia arcana, marchiandolo per 4 secondi. Quando ira arcana termina, infligge 65.000 danni da arcano e salta sul bersaglio alleato più vicino entro 200m. Ogni volta che salta su un nuovo bersaglio, i danni inflitti aumentano del 25% e la portata di salto diminuisce del 50%.</text:span></text:p>
      <text:p text:style-name="P7"><text:span text:style-name="T1">- </text:span><text:span text:style-name="T2">RISONANZA DISTRUTTIVA:</text:span><text:span text:style-name="T1"> il boss evoca una mina arcana che dura 1 minuto. Se viene attivata infligge 84.000 danni da arcano a tutti i personaggi. Inoltre, l'effetto infligge 196.000 danni da arcano al personaggio che l'ha attivata, aumentandone i danni arcani subiti del 45% per 1 minuto e stordendolo per 1,50 secondi ogni volta che subisce danno.</text:span></text:p>
      <text:p text:style-name="P3">- <text:span text:style-name="T3">ABERRAZIONE ARCANA:</text:span> sono entità collassanti che pulsano d'energia instabile. Infliggono 12.500 danni da arcano ogni secondo.</text:p>
      <text:p text:style-name="P3">- <text:span text:style-name="T3">MARCHIO DEL CAOS:</text:span> riguarda i tank. Verrà applicato sempre al tank che sta picchiando il boss. Dopo 8 secondi, questa magia esplode, infliggendo 251.000 danni da arcano agli alleati del bersaglio entro 35m. E' importante allontanarsi da tutti!</text:p>
      <text:p text:style-name="P4">- <text:span text:style-name="T4">NOVA ARCANA:</text:span><text:span text:style-name="T5"> il boss scatena un'esplosione di energia arcana infliggendo 16.200 danni da arcano ogni 0,25 secondi ai personaggi nell'area dell'effetto. Per uscire dall'area si può usare il blink o il disengage.</text:span></text:p>
      <text:p text:style-name="P3"/>
      <text:p text:style-name="P5">Il boss cambia fase all'85%.</text:p>
      <text:p text:style-name="P6">FASE 2: RUNA DELLA DISLOCAZIONE</text:p>
      <text:p text:style-name="P9"><text:span text:style-name="T10">- </text:span><text:span text:style-name="T6">I</text:span>RA ARCANA: DISLOCAZIONE<text:span text:style-name="T10"> </text:span><text:span text:style-name="T11">oltre ai normali effetti provocati da Ira Arcana, i personaggi marchiati non possono allontanarsi più di 10m dalla posizione in cui erano quando sono stati marchiati. Se i personaggi cercano di allontanarsi comunque vengono teletrasportati nella posizione in cui erano quando sono stati marchiati.</text:span></text:p>
      <text:p text:style-name="P9"><text:span text:style-name="T11">- </text:span><text:span text:style-name="T6">RISONANZA DISTRUTTIVA: DISLOCAZIONE</text:span><text:span text:style-name="T11"> oltre ai suoi normali effetti, s'ingrandisce del doppio per 30 secondi.</text:span></text:p>
      <text:p text:style-name="P9"><text:span text:style-name="T11">- </text:span><text:span text:style-name="T6">ABERRAZIONE ARCANA DISLOCATA</text:span><text:span text:style-name="T11"> quando muoiono queste aberrazioni creano una pulsazione d'effetto che respinge indietro tutti i personaggi.</text:span></text:p>
      <text:p text:style-name="P10"><text:soft-page-break/><text:span text:style-name="T11">- </text:span><text:span text:style-name="T6">MARCHIO DEL CAOS: DISLOCAZIONE</text:span><text:span text:style-name="T11"> oltre ai normali effetti provocati da Marchio del Caos, il bersaglio viene teletrasportato su una posizione casuale.</text:span></text:p>
      <text:p text:style-name="P10"><text:span text:style-name="T11">- </text:span><text:span text:style-name="T6">NOVA ARCANA: DISLOCAZIONE</text:span><text:span text:style-name="T11"> oltre ai normali effetti provocati da Nova Arcana, l'abilità spinge lontano i personaggi mentre si muove.</text:span></text:p>
      <text:p text:style-name="P10"><text:span text:style-name="T11"/></text:p>
      <text:p text:style-name="P11"><text:span text:style-name="T16">INTERMEZZO: PIETRE RUNICHE DISATTIVATE</text:span></text:p>
      <text:p text:style-name="P11"><text:span text:style-name="T10">Quando il boss raggiunge il 55% di salute, inizia ad attivare la Runa della Fortificazione. La runa deve caricarsi per 1 minuto prima di rilasciare il proprio potere. </text:span><text:span text:style-name="T19">Due MAGHI da GUERRA GORLAN</text:span><text:span text:style-name="T12"> difendono l'Imperatore mentre attiva la runa. Questi maghi hanno anche loro delle abilità:</text:span></text:p>
      <text:p text:style-name="P11"><text:span text:style-name="T12">- </text:span><text:span text:style-name="T19">AURA DI DOMINAZIONE:</text:span><text:span text:style-name="T12"> potenzia i bersagli alleati entro 25m, aumentandone i danni inflitti del 50% e la celerità in mischia, a distanza e magica del 50%</text:span></text:p>
      <text:p text:style-name="P11"><text:span text:style-name="T12">- </text:span><text:span text:style-name="T19">DETONAZIONE VACUA:</text:span><text:span text:style-name="T12"> travolgono un personaggio con l'energia arcana, infliggendo 65.000 danni da arcano a qualsiasi personaggio entro 5m.</text:span></text:p>
      <text:p text:style-name="P11"><text:span text:style-name="T12">- </text:span><text:span text:style-name="T19">RALLENTAMENTO:</text:span><text:span text:style-name="T12"> </text:span><text:span text:style-name="T10">r</text:span><text:span text:style-name="T12">allentano un personaggio casuale, riducendone la velocità di movimento, d'attacco e di lancio d'incantesimi per 45 secondi.</text:span></text:p>
      <text:p text:style-name="P11"><text:span text:style-name="T12">- </text:span><text:span text:style-name="T19">OSSESSIONE:</text:span><text:span text:style-name="T12"> prendono di mira un personaggio casuale, attaccando solo lui per 15 secondi.</text:span></text:p>
      <text:p text:style-name="P12"><text:span text:style-name="T10">Oltre ai maghi si deve prestare attenzione ad una </text:span><text:span text:style-name="T18">ANOMALIA INSTABILE</text:span><text:span text:style-name="T10"> ogni 12 secondi. Quando viene uccisa crea una </text:span><text:span text:style-name="T20">DESTABILIZZAZIONE</text:span><text:span text:style-name="T10"> causando 40.000 danni da arcano a tutti i personaggi.</text:span></text:p>
      <text:p text:style-name="P12"><text:span text:style-name="T10"/></text:p>
      <text:p text:style-name="P16"><text:span text:style-name="T14">FASE 3: RUNA DELLA FORTIFICAZIONE</text:span></text:p>
      <text:p text:style-name="P13"><text:span text:style-name="T10">- </text:span>IRA ARCANA: FORTIFICAZIONE<text:span text:style-name="T10"> <text:s/></text:span><text:span text:style-name="T11">oltre ai normali effetti provocati da </text:span><text:span text:style-name="T13">Ira Arcana, la sua portata si riduce solo del 25% quando salta su un altro bersaglio.</text:span></text:p>
      <text:p text:style-name="P13"><text:span text:style-name="T10">- </text:span>RISONANZA DISTRUTTIVA: FORTIFICAZIONE<text:span text:style-name="T10"> </text:span><text:span text:style-name="T11">oltre ai </text:span><text:span text:style-name="T13">suoi </text:span><text:span text:style-name="T11">normali effetti </text:span><text:span text:style-name="T13">persiste per 2 minuti.</text:span></text:p>
      <text:p text:style-name="P13"><text:span text:style-name="T10">- </text:span>ABERRAZIONE ARCANA FORTIFICA<text:span text:style-name="T21">TA</text:span><text:span text:style-name="T13"> è immune agli effetti di perdita di controllo delle creature e ha il 75% di salute aggiuntiva (</text:span><text:span text:style-name="T7">RINFORZO</text:span><text:span text:style-name="T13">)</text:span><text:span text:style-name="T10"> </text:span></text:p>
      <text:p text:style-name="P13"><text:span text:style-name="T10">- M</text:span>ARCHIO DEL CAOS: FORTIFICAZIONE<text:span text:style-name="T10"> </text:span><text:span text:style-name="T11">oltre ai normali effetti provocati da Marchio del Caos, </text:span><text:span text:style-name="T13">il bersaglio viene immobilizzato sul posto.</text:span></text:p>
      <text:p text:style-name="P13"><text:span text:style-name="T10">- </text:span>NOVA ARCANA: FORTIFICAZIONE<text:span text:style-name="T10"> </text:span><text:span text:style-name="T11">oltre ai normali effetti provocati da </text:span><text:span text:style-name="T13">Nova Arcana, vengono create Nove Arcane aggiuntive ogni 8 sec per 16 secondi.</text:span></text:p>
      <text:p text:style-name="P13"><text:span text:style-name="T13"/></text:p>
      <text:p text:style-name="P14"><text:span text:style-name="T16">INTERMEZZO: PROGENIE DEL POTERE</text:span></text:p>
      <text:p text:style-name="P14"><text:span text:style-name="T10">Quando raggiunge il 25% di salute, il boss inizia ad attivare la Runa della Replicazione. La runa deve caricarsi per 1 minuto prima di rilasciare il suo potere. Come spiegato prima il boss è protetto dai due maghi da guerra gorlan e da </text:span><text:span text:style-name="T18">un RAZZIATORE GORLAN </text:span><text:span text:style-name="T10">con queste abilità:</text:span></text:p>
      <text:p text:style-name="P14"><text:span text:style-name="T10">- </text:span><text:span text:style-name="T18">ONDA D'URTO DEVASTANTE:</text:span><text:span text:style-name="T10"> creano un'onda d'urto in un cono frontale, infliggendo 251.000 danni fisici a tutti i personaggi entro 20m.</text:span></text:p>
      <text:p text:style-name="P14"><text:soft-page-break/><text:span text:style-name="T10">- </text:span><text:span text:style-name="T18">SPACCA ARMATURA:</text:span><text:span text:style-name="T10"> devastano un nemico, aumentandone i danni fisici subiti del 15% per 25 secondi. Si accumula.</text:span></text:p>
      <text:p text:style-name="P14"><text:span text:style-name="T10">- </text:span><text:span text:style-name="T18">CALCIO IN FACCIA:</text:span><text:span text:style-name="T10"> colpiscono un personaggio con un calcio sulla faccia, infliggendo 200.000 danni fisici. L'effetto rimuove tutta la minaccia e respinge indietro il bersaglio.</text:span></text:p>
      <text:p text:style-name="P13"><text:span text:style-name="T10">Oltre ai maghi </text:span><text:span text:style-name="T13">e al razziatore</text:span><text:span text:style-name="T10"> si deve prestare attenzione ad una </text:span><text:span text:style-name="T15">ANOMALIA INSTABILE</text:span><text:span text:style-name="T10"> ogni 12 secondi. Quando viene uccisa crea una </text:span><text:span text:style-name="T17">DESTABILIZZAZIONE</text:span><text:span text:style-name="T10"> causando 40.000 danni da arcano a tutti i personaggi.</text:span></text:p>
      <text:p text:style-name="P13"><text:span text:style-name="T10"/></text:p>
      <text:p text:style-name="P17"><text:span text:style-name="T14">FASE 4: RUNA DELLA REPLICAZIONE</text:span></text:p>
      <text:p text:style-name="P15"><text:span text:style-name="T10">- </text:span>IRA ARCANA: REPLICAZIONE<text:span text:style-name="T10"> </text:span><text:span text:style-name="T11">oltre ai normali effetti provocati da Ira Arcana, </text:span><text:span text:style-name="T10">un secondo personaggio viene marchiato al primo salto di Ira Arcana.</text:span></text:p>
      <text:p text:style-name="P15"><text:span text:style-name="T10">- </text:span>RISONANZA DISTRUTTIVA: REPLICAZIONE<text:span text:style-name="T10"> </text:span><text:span text:style-name="T11">oltre ai suoi normali effetti, </text:span><text:span text:style-name="T10">due Risonanze Distruttive aggiuntive si creano quando Risonanza Distruttiva esplode o termina.</text:span></text:p>
      <text:p text:style-name="P15"><text:span text:style-name="T10">- </text:span>ABERRAZIONE ARCANA REPLICATA<text:span text:style-name="T10"> quando muoiono le Aberrazioni Arcane Replicate si dividono in 7 Residui Arcani.</text:span></text:p>
      <text:p text:style-name="P15"><text:span text:style-name="T10">- </text:span>MARCHIO DEL CAOS: REPLICAZIONE<text:span text:style-name="T10"> </text:span><text:span text:style-name="T11">oltre ai normali effetti provocati da Marchio del Caos, </text:span><text:span text:style-name="T10">quando termina vengono evocati 8 Globi del Caos. Ogni globo si allontana dal bersaglio, infliggendo 200.000 danni da arcano a tutti i personaggi lungo la traiettoria.</text:span></text:p>
      <text:p text:style-name="P15"><text:span text:style-name="T10">- </text:span>NOVA ARCANA: REPLICAZIONE<text:span text:style-name="T10"> </text:span><text:span text:style-name="T11">oltre ai normali effetti provocati da </text:span><text:span text:style-name="T13">Nova Arcana, </text:span><text:span text:style-name="T10">i personaggi colpiti infliggono 17.500 danni da arcano ai propri alleati entro 4m.</text:span></text:p>
      <text:p text:style-name="P13"><text:span text:style-name="T10"/></text:p>
      <text:p text:style-name="P15"><text:span text:style-name="T10">RICORDA:</text:span></text:p>
      <text:p text:style-name="P15"><text:span text:style-name="T12">I </text:span><text:span text:style-name="T10">tank si devono ricordare che </text:span>ASSALTO ACCELERATO<text:span text:style-name="T10"> continua ad accumularsi finché l'Imperatore non attacca in mischia un altro bersaglio.</text:span></text:p>
      <text:p text:style-name="P15">MARCHIO DEL CAOS<text:span text:style-name="T10"> infligge danni ai bersagli alleati entro 35m quando termina.</text:span></text:p>
      <text:p text:style-name="P15"><text:span text:style-name="T10">Il boss evoca periodicamente delle Aberrazioni Arcane.</text:span></text:p>
      <text:p text:style-name="P15"><text:span text:style-name="T10">I dps devono spostarsi velocemente perché </text:span>IRA ARCANA<text:span text:style-name="T10"> si diffonde sui personaggi vicini. </text:span>RISONANZA DISTRUTTIVA<text:span text:style-name="T10"> infligge danni letali se attivata.</text:span></text:p>
      <text:p text:style-name="P15"><text:span text:style-name="T10">Le aberrazioni arcane infliggono ingenti danni a tutto il gruppo d'istanza finché sono vive.</text:span></text:p>
      <text:p text:style-name="P15"><text:span text:style-name="T10">I curatori devono curare pesantemente quando c'è </text:span>IRA ARCANA<text:span text:style-name="T10">. Le aberrazioni arcane infliggono ingenti danni a tutto il gruppo d'istanza ogni secondo finché restano in vita (consigliate cure aoe). </text:span>NOVA ARCANA<text:span text:style-name="T10"> infligge ingenti danni ai personaggi che colpis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ria </meta:initial-creator>
    <meta:creation-date>2014-11-12T19:07:42.534572880</meta:creation-date>
    <dc:date>2014-11-12T21:21:01.630586588</dc:date>
    <dc:creator>ilaria </dc:creator>
    <meta:editing-duration>PT1H35M14S</meta:editing-duration>
    <meta:editing-cycles>3379</meta:editing-cycles>
    <meta:generator>LibreOffice/4.1.3.2$Linux_X86_64 LibreOffice_project/410m0$Build-2</meta:generator>
    <meta:document-statistic meta:table-count="0" meta:image-count="0" meta:object-count="0" meta:page-count="3" meta:paragraph-count="49" meta:word-count="1110" meta:character-count="7171" meta:non-whitespace-character-count="6108"/>
  </office:meta>
</office:document-meta>
</file>